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44d49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44d49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officeooo:paragraph-rsid="00144d49" style:font-size-asian="28pt" style:font-style-asian="italic" style:font-weight-asian="bold" style:font-size-complex="28pt" style:font-style-complex="italic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44d49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office:annotation><dc:creator>sge</dc:creator><dc:date>2017-08-07T15:08:47</dc:date><text:p text:style-name="P4"><text:span text:style-name="T2">do section- </text:span><text:span text:style-name="T3">meta-if view.do_mailing()</text:span></text:p></office:annotation><office:annotation><dc:creator>sge</dc:creator><dc:date>2017-08-07T15:17:30</dc:date><text:p text:style-name="P4"><text:span text:style-name="T2">do text if False</text:span></text:p></office:annotation><text:span text:style-name="T1"># This section contains a special comment with a meta-if condition and conditional fields : if the linked condition is false, the comment and fields are not replaced !</text:span></text:p>
        <text:p text:style-name="P3"><text:conditional-text text:condition="ooow:&quot;view.do_mailing()&quot;" text:string-value-if-true="&quot;mailed_data.title&quot;" text:string-value-if-false="">mailed_data.title</text:conditional-text></text:p>
        <text:p text:style-name="P2"><text:conditional-text text:condition="ooow:&quot;view.do_mailing()&quot;" text:string-value-if-true="&quot;mailed_data.id&quot;" text:string-value-if-false="">mailed_data.id</text:conditional-text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4-11-26T12:18:56</meta:creation-date>
    <meta:generator>LibreOffice/5.1.6.2$Linux_X86_64 LibreOffice_project/10m0$Build-2</meta:generator>
    <dc:date>2017-08-08T15:23:39.420795397</dc:date>
    <dc:creator>sge</dc:creator>
    <meta:editing-duration>PT4H3M27S</meta:editing-duration>
    <meta:editing-cycles>53</meta:editing-cycles>
    <meta:document-statistic meta:table-count="0" meta:image-count="0" meta:object-count="0" meta:page-count="1" meta:paragraph-count="3" meta:word-count="31" meta:character-count="198" meta:non-whitespace-character-count="170"/>
  </office:meta>
</office:document-meta>
</file>